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e9a" officeooo:paragraph-rsid="0011ce9a"/>
    </style:style>
    <style:style style:name="P2" style:family="paragraph" style:parent-style-name="Standard">
      <style:text-properties officeooo:rsid="00150b45" officeooo:paragraph-rsid="00150b45"/>
    </style:style>
    <style:style style:name="P3" style:family="paragraph" style:parent-style-name="Standard">
      <style:text-properties officeooo:rsid="00165195" officeooo:paragraph-rsid="00165195"/>
    </style:style>
    <style:style style:name="P4" style:family="paragraph" style:parent-style-name="Standard">
      <style:text-properties officeooo:rsid="00165195" officeooo:paragraph-rsid="001699a4"/>
    </style:style>
    <style:style style:name="P5" style:family="paragraph" style:parent-style-name="Standard">
      <style:text-properties officeooo:rsid="001699a4" officeooo:paragraph-rsid="001699a4"/>
    </style:style>
    <style:style style:name="P6" style:family="paragraph" style:parent-style-name="Standard">
      <style:text-properties officeooo:rsid="001699a4" officeooo:paragraph-rsid="0016a0e3"/>
    </style:style>
    <style:style style:name="P7" style:family="paragraph" style:parent-style-name="Standard">
      <style:text-properties officeooo:rsid="001699a4" officeooo:paragraph-rsid="0023ddaf"/>
    </style:style>
    <style:style style:name="P8" style:family="paragraph" style:parent-style-name="Standard">
      <style:text-properties officeooo:rsid="0016a0e3" officeooo:paragraph-rsid="0016a0e3"/>
    </style:style>
    <style:style style:name="P9" style:family="paragraph" style:parent-style-name="Standard">
      <style:text-properties officeooo:rsid="00186320" officeooo:paragraph-rsid="00186320"/>
    </style:style>
    <style:style style:name="P10" style:family="paragraph" style:parent-style-name="Standard">
      <style:text-properties officeooo:rsid="0018bba1" officeooo:paragraph-rsid="0018bba1"/>
    </style:style>
    <style:style style:name="P11" style:family="paragraph" style:parent-style-name="Standard">
      <style:text-properties officeooo:rsid="001afe5e" officeooo:paragraph-rsid="001afe5e"/>
    </style:style>
    <style:style style:name="P12" style:family="paragraph" style:parent-style-name="Standard">
      <style:text-properties officeooo:rsid="001c7df4" officeooo:paragraph-rsid="001c7df4"/>
    </style:style>
    <style:style style:name="P13" style:family="paragraph" style:parent-style-name="Standard">
      <style:text-properties officeooo:rsid="001d9bfa" officeooo:paragraph-rsid="001d9bfa"/>
    </style:style>
    <style:style style:name="P14" style:family="paragraph" style:parent-style-name="Standard">
      <style:text-properties officeooo:rsid="001f8337" officeooo:paragraph-rsid="001f8337"/>
    </style:style>
    <style:style style:name="P15" style:family="paragraph" style:parent-style-name="Standard">
      <style:text-properties officeooo:rsid="0023a17c" officeooo:paragraph-rsid="0023a17c"/>
    </style:style>
    <style:style style:name="P16" style:family="paragraph" style:parent-style-name="Standard">
      <style:text-properties officeooo:rsid="0024850e" officeooo:paragraph-rsid="002791b3"/>
    </style:style>
    <style:style style:name="P17" style:family="paragraph" style:parent-style-name="Standard">
      <style:text-properties officeooo:rsid="002791b3" officeooo:paragraph-rsid="002791b3"/>
    </style:style>
    <style:style style:name="T1" style:family="text">
      <style:text-properties officeooo:rsid="001699a4"/>
    </style:style>
    <style:style style:name="T2" style:family="text">
      <style:text-properties officeooo:rsid="0016a0e3"/>
    </style:style>
    <style:style style:name="T3" style:family="text">
      <style:text-properties officeooo:rsid="0018bba1"/>
    </style:style>
    <style:style style:name="T4" style:family="text">
      <style:text-properties officeooo:rsid="001c7df4"/>
    </style:style>
    <style:style style:name="T5" style:family="text">
      <style:text-properties officeooo:rsid="001d9bfa"/>
    </style:style>
    <style:style style:name="T6" style:family="text">
      <style:text-properties officeooo:rsid="001f8337"/>
    </style:style>
    <style:style style:name="T7" style:family="text">
      <style:text-properties officeooo:rsid="00214d51"/>
    </style:style>
    <style:style style:name="T8" style:family="text">
      <style:text-properties officeooo:rsid="00230afe"/>
    </style:style>
    <style:style style:name="T9" style:family="text">
      <style:text-properties officeooo:rsid="0023ddaf"/>
    </style:style>
    <style:style style:name="T10" style:family="text">
      <style:text-properties officeooo:rsid="002529cd"/>
    </style:style>
    <style:style style:name="T11" style:family="text">
      <style:text-properties officeooo:rsid="002791b3"/>
    </style:style>
    <style:style style:name="T12" style:family="text">
      <style:text-properties style:text-position="super 58%"/>
    </style:style>
    <style:style style:name="T13" style:family="text">
      <style:text-properties officeooo:rsid="0027c3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quirement: The base URL must be configurable at run-time. It is not hard coded. Users should be free to change the base URL as they see fit. If one base URL becomes unavailable then another can be selected. This helps to increase user choice and reduce electronic waste.</text:p>
      <text:p text:style-name="P8"/>
      <text:p text:style-name="P3">Requirement: URL length is configurable. <text:span text:style-name="T1">It must not exceed a given limit. </text:span></text:p>
      <text:p text:style-name="P3"/>
      <text:p text:style-name="P4">The URL length is <text:span text:style-name="T9">constrained</text:span> by the size of the NFC EEPROM. It <text:span text:style-name="T9">cannot exceed</text:span> this and should not be significantly shorter. URL length depends both on the length of the preamble and the length of the circular buffer. </text:p>
      <text:p text:style-name="P4"/>
      <text:p text:style-name="P4"><text:span text:style-name="T1">Feature: Circular buffer length is configurable at compile time. </text:span>The latter may be limited by RAM on the microcontroller. </text:p>
      <text:p text:style-name="P4"/>
      <text:p text:style-name="P8">Implementation: BUFLEN_BLKS.</text:p>
      <text:p text:style-name="P5"/>
      <text:p text:style-name="P6">Feature: URL length is checked against a limit on startup. If the limit is exceeded an error is raised. This prevents overflow of the NFC EEPROM.</text:p>
      <text:p text:style-name="P5"/>
      <text:p text:style-name="P5">Feature: Preamble length is calculated. <text:span text:style-name="T2">It will vary based on the length of the base URL. </text:span></text:p>
      <text:p text:style-name="P1"/>
      <text:p text:style-name="P2"><text:span text:style-name="T1">Requirement: </text:span>The <text:span text:style-name="T1">encoder</text:span> must be as simple and lightweight as possible. <text:span text:style-name="T1">It is will run on an MSP430 microcontroller and without an RTOS. </text:span></text:p>
      <text:p text:style-name="P1"/>
      <text:p text:style-name="P2"><text:span text:style-name="T1">Feature: </text:span>Only static memory allocation is used. The size of the circular buffer is fixed at compile time. </text:p>
      <text:p text:style-name="P2"/>
      <text:p text:style-name="P8">Feature: The encoder is written in C. </text:p>
      <text:p text:style-name="P8"/>
      <text:p text:style-name="P7">Feature: The preamble always occupies an integer number of blocks and is zero-padded where necessary. </text:p>
      <text:p text:style-name="P8"/>
      <text:p text:style-name="P9">Requirement: The decoder must perform the reverse operation of the encoder. </text:p>
      <text:p text:style-name="P9"/>
      <text:p text:style-name="P9">Feature: <text:span text:style-name="T3">Each</text:span> encoder <text:span text:style-name="T3">format </text:span>has a Python wrapper so that it can be tested alongside the decoder.</text:p>
      <text:p text:style-name="P9"/>
      <text:p text:style-name="P10">Implementation: HTEncoder.</text:p>
      <text:p text:style-name="P10"/>
      <text:p text:style-name="P10">Implementation: T<text:span text:style-name="T5">E</text:span>ncoder.</text:p>
      <text:p text:style-name="P10"/>
      <text:p text:style-name="P10">Requirement: The codec must support either one or two sensor readings per sample.</text:p>
      <text:p text:style-name="P10"/>
      <text:p text:style-name="P14">Feature: The number of readings per sample is specified by the format parameter.</text:p>
      <text:p text:style-name="P10"/>
      <text:p text:style-name="P10">Requirement: The codec must support sensor readings <text:span text:style-name="T6">from more than one sensor type.</text:span></text:p>
      <text:p text:style-name="P14"/>
      <text:p text:style-name="P14">Feature: The sensor type, model and manufacturer is specified by the format parameter. </text:p>
      <text:p text:style-name="P10"/>
      <text:p text:style-name="P10">Feature: The URL has a <text:span text:style-name="T7">format</text:span> parameter. <text:span text:style-name="T7">It specifies how the circular buffer is decoded.</text:span></text:p>
      <text:p text:style-name="P10"/>
      <text:p text:style-name="P10">Requirement: Flash wear should be minimised. </text:p>
      <text:p text:style-name="P10"/>
      <text:p text:style-name="P10">Specification: Frequently changing data are stored in a circular buffer.</text:p>
      <text:p text:style-name="P10"><text:soft-page-break/></text:p>
      <text:p text:style-name="P10">Feature: Sensor <text:span text:style-name="T6">samples</text:span> are stored in a circular buffer. </text:p>
      <text:p text:style-name="P10"/>
      <text:p text:style-name="P11">Requirement: The URL must contain only URL-safe characters.</text:p>
      <text:p text:style-name="P11"/>
      <text:p text:style-name="P12">Requirement: The <text:span text:style-name="T8">URL</text:span> decode<text:span text:style-name="T5">s</text:span> to a timestamped series of samples, <text:span text:style-name="T5">but it cannot contain an absolute timestamp</text:span>. </text:p>
      <text:p text:style-name="P12"/>
      <text:p text:style-name="P13">Feature: Timestamps are calculated based on now, timeinterval and elapsed.</text:p>
      <text:p text:style-name="P13"/>
      <text:p text:style-name="P15">Implementation: applytimestamp()</text:p>
      <text:p text:style-name="P12"/>
      <text:p text:style-name="P13">Requirement: Sample t<text:span text:style-name="T4">imestamps </text:span>must be<text:span text:style-name="T4"> precise to 1 minute.</text:span></text:p>
      <text:p text:style-name="P13"/>
      <text:p text:style-name="P16">Requirement: <text:span text:style-name="T11">Decoder can check if the URL has originated from an authenticated user. </text:span></text:p>
      <text:p text:style-name="P16"/>
      <text:p text:style-name="P16"><text:span text:style-name="T11">Feature: Integrity and authenticity of the status and circular buffer parameters</text:span> <text:span text:style-name="T10">is</text:span> enforced <text:span text:style-name="T11">with a Hash based Message Authentication Code.</text:span></text:p>
      <text:p text:style-name="P16"/>
      <text:p text:style-name="P17">Non-requirement: All parts of the URL protected from tampering by the HMAC.</text:p>
      <text:p text:style-name="P17"/>
      <text:p text:style-name="P17">Feature: The <text:span text:style-name="T13">optional </text:span>HMAC prevents a 3<text:span text:style-name="T12">rd</text:span> party from storing any <text:span text:style-name="T13">circular buffer</text:span> data in a 1<text:span text:style-name="T12">st</text:span> party database without permission. <text:span text:style-name="T13">It stops CUPL-sensor manufacturer B from producing hardware that uses the web services of manufacturer A. </text:span>An encrypted HTTPS connection prevent a 3<text:span text:style-name="T12">rd</text:span> party from <text:span text:style-name="T13">intercepting and</text:span> modifying <text:span text:style-name="T13">URL</text:span> parameter<text:span text:style-name="T13">s</text:span> (<text:span text:style-name="T13">e.g. time interval)</text:span> in <text:span text:style-name="T13">trans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8:42.513000000</meta:creation-date>
    <dc:date>2020-04-20T15:20:03.011000000</dc:date>
    <meta:editing-duration>PT25M30S</meta:editing-duration>
    <meta:editing-cycles>6</meta:editing-cycles>
    <meta:generator>LibreOffice/6.2.5.2$Windows_X86_64 LibreOffice_project/1ec314fa52f458adc18c4f025c545a4e8b22c159</meta:generator>
    <meta:document-statistic meta:table-count="0" meta:image-count="0" meta:object-count="0" meta:page-count="2" meta:paragraph-count="32" meta:word-count="496" meta:character-count="3149" meta:non-whitespace-character-count="2670"/>
  </office:meta>
</office:document-meta>
</file>